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02T22:55:07.645458718</meta:creation-date>
    <dc:date>2021-01-02T23:21:25.523750755</dc:date>
    <meta:editing-duration>PT5M37S</meta:editing-duration>
    <meta:editing-cycles>1</meta:editing-cycles>
    <meta:document-statistic meta:object-count="0"/>
    <meta:generator>LibreOffice/7.0.2.2$Linux_X86_64 LibreOffice_project/00$Build-2</meta:generator>
  </office:meta>
</office:document-meta>
</file>